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swiss"/>
    <style:font-face style:name="Carlito2" svg:font-family="Carlito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9cm"/>
    </style:style>
    <style:style style:name="gr9" style:family="graphic" style:parent-style-name="objectwithoutfill">
      <style:graphic-properties draw:stroke="dash" draw:stroke-dash="Fine_20_Dashed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34cm"/>
    </style:style>
    <style:style style:name="gr11" style:family="graphic" style:parent-style-name="objectwithoutfill">
      <style:graphic-properties svg:stroke-width="0.028cm" svg:stroke-color="#000000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14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68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0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6.1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1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1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811cm"/>
    </style:style>
    <style:style style:name="gr29" style:family="graphic" style:parent-style-name="standard">
      <style:graphic-properties draw:stroke="dash" draw:stroke-dash="Dashed_20__28_var_29_" svg:stroke-color="#333333" draw:fill="none" draw:textarea-horizontal-align="justify" draw:textarea-vertical-align="middle" draw:auto-grow-height="false" fo:min-height="2.125cm" fo:min-width="7.24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cm"/>
    </style:style>
    <style:style style:name="co1" style:family="table-column">
      <style:table-column-properties style:column-width="3.763cm" style:use-optimal-column-width="false"/>
    </style:style>
    <style:style style:name="co2" style:family="table-column">
      <style:table-column-properties style:column-width="3.766cm" style:use-optimal-column-width="false"/>
    </style:style>
    <style:style style:name="co3" style:family="table-column">
      <style:table-column-properties style:column-width="3.765cm" style:use-optimal-column-width="false"/>
    </style:style>
    <style:style style:name="ro1" style:family="table-row">
      <style:table-row-properties style:row-height="0.676cm"/>
    </style:style>
    <style:style style:name="ro2" style:family="table-row">
      <style:table-row-properties style:row-height="0.651cm"/>
    </style:style>
    <style:style style:name="ce1" style:family="table-cell">
      <loext:graphic-properties draw:fill="none"/>
      <style:paragraph-properties fo:text-align="center" fo:border="none"/>
      <style:text-properties fo:color="#006699" style:font-name="Carlito" fo:font-size="10pt" fo:font-weight="bold" fo:background-color="transparent" style:font-size-asian="10pt" style:font-weight-asian="bold" style:font-size-complex="10pt" style:font-weight-complex="600"/>
    </style:style>
    <style:style style:name="P1" style:family="paragraph">
      <style:paragraph-properties fo:text-align="center"/>
      <style:text-properties fo:background-color="transparent"/>
    </style:style>
    <style:style style:name="P2" style:family="paragraph">
      <loext:graphic-properties draw:fill="none"/>
      <style:paragraph-properties fo:text-align="center"/>
      <style:text-properties style:font-name="Calibri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Arial" fo:font-size="8pt" style:font-size-asian="18pt" style:font-size-complex="18pt"/>
    </style:style>
    <style:style style:name="P4" style:family="paragraph">
      <loext:graphic-properties draw:fill="none" draw:fill-color="#ffffff"/>
      <style:text-properties style:font-name="Arial" fo:font-size="9pt" fo:font-weight="bold" style:font-size-asian="18pt" style:font-size-complex="18pt"/>
    </style:style>
    <style:style style:name="P5" style:family="paragraph">
      <loext:graphic-properties draw:fill="none" draw:fill-color="#ffffff"/>
      <style:text-properties style:font-name="Arial" fo:font-size="8pt" fo:font-weight="normal" style:font-size-asian="18pt" style:font-size-complex="18pt"/>
    </style:style>
    <style:style style:name="P6" style:family="paragraph">
      <loext:graphic-properties draw:fill="none" draw:fill-color="#ffffff"/>
      <style:text-properties style:font-name="Calibri" fo:font-size="9pt" fo:font-weight="normal" style:font-size-asian="18pt" style:font-size-complex="18pt"/>
    </style:style>
    <style:style style:name="P7" style:family="paragraph">
      <loext:graphic-properties draw:fill="none" draw:fill-color="#ffffff"/>
      <style:text-properties style:font-name="Arial" fo:font-size="8pt" fo:font-style="italic" fo:font-weight="normal" style:font-size-asian="18pt" style:font-size-complex="18pt"/>
    </style:style>
    <style:style style:name="P8" style:family="paragraph">
      <loext:graphic-properties draw:fill-color="#b2b2b2"/>
      <style:paragraph-properties fo:text-align="center"/>
      <style:text-properties style:font-name="Arial" fo:font-size="8pt" style:font-size-asian="18pt" style:font-size-complex="18pt"/>
    </style:style>
    <style:style style:name="P9" style:family="paragraph">
      <loext:graphic-properties draw:fill-color="#ffffff"/>
      <style:paragraph-properties fo:text-align="center"/>
      <style:text-properties style:font-name="Arial" fo:font-size="8pt" style:font-size-asian="18pt" style:font-size-complex="18pt"/>
    </style:style>
    <style:style style:name="P10" style:family="paragraph">
      <loext:graphic-properties draw:fill-color="#b2b2b2"/>
      <style:paragraph-properties fo:text-align="center"/>
      <style:text-properties style:font-name="Arial" fo:font-size="9pt" style:font-size-asian="18pt" style:font-size-complex="18pt"/>
    </style:style>
    <style:style style:name="P11" style:family="paragraph">
      <loext:graphic-properties draw:fill-color="#ffffff"/>
      <style:paragraph-properties fo:text-align="center"/>
      <style:text-properties style:font-name="Arial" fo:font-size="9pt" style:font-size-asian="18pt" style:font-size-complex="18pt"/>
    </style:style>
    <style:style style:name="P12" style:family="paragraph">
      <loext:graphic-properties draw:fill-color="#b2b2b2"/>
      <style:paragraph-properties fo:text-align="center"/>
      <style:text-properties style:font-name="Calibri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style:font-name="Calibri" style:font-size-asian="18pt" style:font-size-complex="18pt"/>
    </style:style>
    <style:style style:name="P14" style:family="paragraph">
      <loext:graphic-properties draw:fill-color="#ffffff"/>
      <style:paragraph-properties fo:text-align="center"/>
      <style:text-properties style:font-name="Calibri" fo:font-size="8pt" style:font-size-asian="18pt" style:font-size-complex="18pt"/>
    </style:style>
    <style:style style:name="P15" style:family="paragraph">
      <style:paragraph-properties fo:text-align="start"/>
    </style:style>
    <style:style style:name="P16" style:family="paragraph">
      <style:paragraph-properties fo:margin-top="0.102cm" fo:margin-bottom="0.102cm" fo:text-align="start"/>
    </style:style>
    <style:style style:name="P17" style:family="paragraph">
      <style:paragraph-properties fo:margin-top="0.102cm" fo:margin-bottom="0cm" fo:text-align="start"/>
    </style:style>
    <style:style style:name="P18" style:family="paragraph">
      <loext:graphic-properties draw:fill="none"/>
      <style:paragraph-properties fo:text-align="start"/>
      <style:text-properties fo:color="#333333" style:font-name="Arial" fo:font-size="8pt" style:font-size-asian="18pt" style:font-size-complex="18pt"/>
    </style:style>
    <style:style style:name="T1" style:family="text">
      <style:text-properties fo:color="#000000" style:font-name="Arial" fo:font-size="10pt" fo:font-weight="bold" fo:background-color="transparent" style:font-size-asian="10pt" style:font-weight-asian="bold" style:font-size-complex="10pt" style:font-weight-complex="600"/>
    </style:style>
    <style:style style:name="T2" style:family="text">
      <style:text-properties fo:color="#000000" style:font-name="Arial" fo:font-size="9pt" fo:font-weight="bold" fo:background-color="transparent" style:font-size-asian="9pt" style:font-weight-asian="bold" style:font-size-complex="9pt" style:font-weight-complex="600"/>
    </style:style>
    <style:style style:name="T3" style:family="text">
      <style:text-properties style:font-name="Arial" fo:font-size="9pt" fo:font-weight="bold" style:font-size-asian="18pt" style:font-size-complex="18pt"/>
    </style:style>
    <style:style style:name="T4" style:family="text">
      <style:text-properties style:font-name="Arial" fo:font-size="8pt" fo:font-weight="normal" style:font-size-asian="18pt" style:font-size-complex="18pt"/>
    </style:style>
    <style:style style:name="T5" style:family="text">
      <style:text-properties style:font-name="Calibri" fo:font-size="9pt" fo:font-weight="normal" style:font-size-asian="18pt" style:font-size-complex="18pt"/>
    </style:style>
    <style:style style:name="T6" style:family="text">
      <style:text-properties style:font-name="Arial" fo:font-size="8pt" fo:font-style="italic" fo:font-weight="normal" style:font-size-asian="18pt" style:font-size-complex="18pt"/>
    </style:style>
    <style:style style:name="T7" style:family="text">
      <style:text-properties style:font-name="Arial" fo:font-size="8pt" fo:font-style="italic" fo:font-weight="bold" style:font-size-asian="18pt" style:font-weight-asian="bold" style:font-size-complex="18pt" style:font-weight-complex="bold"/>
    </style:style>
    <style:style style:name="T8" style:family="text">
      <style:text-properties style:text-position="33% 58%" style:font-name="Arial" fo:font-size="10pt" fo:font-style="italic" fo:font-weight="bold" style:font-name-asian="Carlito2" style:font-size-asian="10pt" style:font-weight-asian="bold" style:font-name-complex="Carlito2" style:font-size-complex="10pt" style:font-weight-complex="bold"/>
    </style:style>
    <style:style style:name="T9" style:family="text">
      <style:text-properties style:text-position="33% 58%" style:font-name="Arial" fo:font-size="10pt" fo:font-style="italic" fo:font-weight="bold" style:font-name-asian="Carlito2" style:font-size-asian="10pt" style:font-style-asian="italic" style:font-weight-asian="bold" style:font-name-complex="Carlito2" style:font-size-complex="10pt" style:font-style-complex="italic" style:font-weight-complex="bold"/>
    </style:style>
    <style:style style:name="T10" style:family="text">
      <style:text-properties fo:color="#333333" style:font-name="Arial" fo:font-size="8pt" fo:font-weight="bold" style:font-size-asian="18pt" style:font-weight-asian="bold" style:font-size-complex="18pt" style:font-weight-complex="bold"/>
    </style:style>
    <style:style style:name="T11" style:family="text">
      <style:text-properties fo:color="#333333" style:font-name="Arial" fo:font-size="8pt" style:font-size-asian="18pt" style:font-size-complex="18pt"/>
    </style:style>
    <style:style style:name="T12" style:family="text">
      <style:text-properties fo:color="#333333" style:text-position="33% 58%" style:font-name="Arial" fo:font-size="9pt" fo:font-weight="bold" style:font-name-asian="Carlito2" style:font-size-asian="9pt" style:font-weight-asian="bold" style:font-name-complex="Carlito2" style:font-size-complex="9pt" style:font-weight-complex="bold"/>
    </style:style>
    <style:style style:name="T13" style:family="text">
      <style:text-properties fo:color="#333333" style:font-name="Arial" fo:font-size="8pt" style:font-name-asian="Carlito2" style:font-size-asian="18pt" style:font-name-complex="Carlito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nagement-plane" draw:style-name="dp1" draw:master-page-name="PM0">
        <draw:frame draw:style-name="standard" draw:layer="layout" svg:width="22.58cm" svg:height="0.675cm" svg:x="0.057cm" svg:y="0.367cm">
          <table:table table:template-name="bw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|</text:span></text:p>
              </table:table-cell>
              <table:table-cell>
                <text:p text:style-name="P1"><text:span text:style-name="T1">|</text:span></text:p>
              </table:table-cell>
              <table:table-cell>
                <text:p text:style-name="P1"><text:span text:style-name="T1">|</text:span></text:p>
              </table:table-cell>
              <table:table-cell>
                <text:p text:style-name="P1"><text:span text:style-name="T1">|</text:span></text:p>
              </table:table-cell>
              <table:table-cell>
                <text:p text:style-name="P1"><text:span text:style-name="T1">|</text:span></text:p>
              </table:table-cell>
              <table:table-cell>
                <text:p text:style-name="P1"><text:span text:style-name="T1">|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2" draw:layer="layout" svg:x1="0.152cm" svg:y1="0.711cm" svg:x2="23.347cm" svg:y2="0.712cm">
          <text:p/>
        </draw:line>
        <draw:frame draw:style-name="standard" draw:layer="layout" svg:width="22.579cm" svg:height="0.65cm" svg:x="0.057cm" svg:y="-0.002cm">
          <table:table table:template-name="bw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2">1960</text:span></text:p>
              </table:table-cell>
              <table:table-cell>
                <text:p text:style-name="P1"><text:span text:style-name="T2">1970</text:span></text:p>
              </table:table-cell>
              <table:table-cell>
                <text:p text:style-name="P1"><text:span text:style-name="T2">1980</text:span></text:p>
              </table:table-cell>
              <table:table-cell>
                <text:p text:style-name="P1"><text:span text:style-name="T2">1990</text:span></text:p>
              </table:table-cell>
              <table:table-cell>
                <text:p text:style-name="P1"><text:span text:style-name="T2">2000</text:span></text:p>
              </table:table-cell>
              <table:table-cell>
                <text:p text:style-name="P1"><text:span text:style-name="T2">2010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" draw:text-style-name="P3" draw:layer="layout" svg:x1="1.124cm" svg:y1="1.424cm" svg:x2="5.086cm" svg:y2="1.424cm">
          <text:p/>
        </draw:line>
        <draw:frame draw:style-name="gr3" draw:text-style-name="P4" draw:layer="layout" svg:width="3.77cm" svg:height="0.607cm" svg:x="1.118cm" svg:y="0.864cm">
          <draw:text-box>
            <text:p><text:span text:style-name="T3">N</text:span><text:span text:style-name="T3">e</text:span><text:span text:style-name="T3">u</text:span><text:span text:style-name="T3">r</text:span><text:span text:style-name="T3">al </text:span><text:span text:style-name="T3">N</text:span><text:span text:style-name="T3">et</text:span><text:span text:style-name="T3">w</text:span><text:span text:style-name="T3">o</text:span><text:span text:style-name="T3">r</text:span><text:span text:style-name="T3">k</text:span><text:span text:style-name="T3">s</text:span></text:p>
          </draw:text-box>
        </draw:frame>
        <draw:frame draw:style-name="gr4" draw:text-style-name="P5" draw:layer="layout" svg:width="1.929cm" svg:height="0.569cm" svg:x="0.228cm" svg:y="1.461cm">
          <draw:text-box>
            <text:p><text:span text:style-name="T4">P</text:span><text:span text:style-name="T4">e</text:span><text:span text:style-name="T4">r</text:span><text:span text:style-name="T4">c</text:span><text:span text:style-name="T4">e</text:span><text:span text:style-name="T4">pt</text:span><text:span text:style-name="T4">r</text:span><text:span text:style-name="T4">o</text:span><text:span text:style-name="T4">n</text:span></text:p>
          </draw:text-box>
        </draw:frame>
        <draw:frame draw:style-name="gr5" draw:text-style-name="P6" draw:layer="layout" svg:width="1.823cm" svg:height="0.887cm" svg:x="4.228cm" svg:y="1.453cm">
          <draw:text-box>
            <text:p><text:span text:style-name="T5">Key issues</text:span></text:p>
          </draw:text-box>
        </draw:frame>
        <draw:frame draw:style-name="gr6" draw:text-style-name="P5" draw:layer="layout" svg:width="2.669cm" svg:height="0.569cm" svg:x="6.229cm" svg:y="1.461cm">
          <draw:text-box>
            <text:p><text:span text:style-name="T4">Backpropagation</text:span></text:p>
          </draw:text-box>
        </draw:frame>
        <draw:frame draw:style-name="gr7" draw:text-style-name="P5" draw:layer="layout" svg:width="2.428cm" svg:height="0.569cm" svg:x="10.13cm" svg:y="1.461cm">
          <draw:text-box>
            <text:p><text:span text:style-name="T4">Connectionism</text:span></text:p>
          </draw:text-box>
        </draw:frame>
        <draw:frame draw:style-name="gr8" draw:text-style-name="P7" draw:layer="layout" svg:width="2.039cm" svg:height="0.569cm" svg:x="5.131cm" svg:y="0.914cm">
          <draw:text-box>
            <text:p><text:span text:style-name="T6">stagnation</text:span><text:span text:style-name="T7">*</text:span></text:p>
          </draw:text-box>
        </draw:frame>
        <draw:line draw:style-name="gr9" draw:text-style-name="P3" draw:layer="layout" svg:x1="5.137cm" svg:y1="1.424cm" svg:x2="11.36cm" svg:y2="1.424cm">
          <text:p/>
        </draw:line>
        <draw:frame draw:style-name="gr10" draw:text-style-name="P7" draw:layer="layout" svg:width="2.034cm" svg:height="0.645cm" svg:x="11.328cm" svg:y="0.864cm">
          <draw:text-box>
            <text:p><text:span text:style-name="T6">resurgence</text:span><text:span text:style-name="T8">†</text:span></text:p>
          </draw:text-box>
        </draw:frame>
        <draw:line draw:style-name="gr11" draw:text-style-name="P3" draw:layer="layout" svg:x1="11.385cm" svg:y1="1.424cm" svg:x2="22.79cm" svg:y2="1.424cm">
          <text:p/>
        </draw:line>
        <draw:frame draw:style-name="gr12" draw:text-style-name="P5" draw:layer="layout" svg:width="2.365cm" svg:height="0.569cm" svg:x="17.03cm" svg:y="1.461cm">
          <draw:text-box>
            <text:p><text:span text:style-name="T4">Deep Learning</text:span></text:p>
          </draw:text-box>
        </draw:frame>
        <draw:frame draw:style-name="gr13" draw:text-style-name="P7" draw:layer="layout" svg:width="3.114cm" svg:height="0.645cm" svg:x="18.328cm" svg:y="0.864cm">
          <draw:text-box>
            <text:p><text:span text:style-name="T6">exponential growth</text:span><text:span text:style-name="T9">‡</text:span></text:p>
          </draw:text-box>
        </draw:frame>
        <draw:custom-shape draw:style-name="gr14" draw:text-style-name="P8" draw:layer="layout" svg:width="0.381cm" svg:height="0.355cm" svg:x="0.954cm" svg:y="1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04cm" svg:height="0.279cm" svg:x="4.97cm" svg:y="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04cm" svg:height="0.279cm" svg:x="7.407cm" svg:y="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04cm" svg:height="0.279cm" svg:x="11.216cm" svg:y="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04cm" svg:height="0.279cm" svg:x="18.054cm" svg:y="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9.15cm" svg:y1="3.43cm" svg:x2="22.808cm" svg:y2="3.462cm">
          <text:p/>
        </draw:line>
        <draw:custom-shape draw:style-name="gr14" draw:text-style-name="P10" draw:layer="layout" svg:width="0.381cm" svg:height="0.355cm" svg:x="8.948cm" svg:y="3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3.478cm" svg:height="0.607cm" svg:x="9.119cm" svg:y="2.845cm">
          <draw:text-box>
            <text:p><text:span text:style-name="T3">Decision Trees</text:span></text:p>
          </draw:text-box>
        </draw:frame>
        <draw:frame draw:style-name="gr17" draw:text-style-name="P5" draw:layer="layout" svg:width="0.942cm" svg:height="0.569cm" svg:x="8.693cm" svg:y="3.512cm">
          <draw:text-box>
            <text:p><text:span text:style-name="T4">ID3</text:span></text:p>
          </draw:text-box>
        </draw:frame>
        <draw:custom-shape draw:style-name="gr15" draw:text-style-name="P11" draw:layer="layout" svg:width="0.304cm" svg:height="0.279cm" svg:x="11.365cm" svg:y="3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1.264cm" svg:height="0.569cm" svg:x="10.894cm" svg:y="3.513cm">
          <draw:text-box>
            <text:p><text:span text:style-name="T4">CART</text:span></text:p>
          </draw:text-box>
        </draw:frame>
        <draw:custom-shape draw:style-name="gr15" draw:text-style-name="P11" draw:layer="layout" svg:width="0.304cm" svg:height="0.279cm" svg:x="17.315cm" svg:y="3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5" draw:layer="layout" svg:width="4.583cm" svg:height="0.569cm" svg:x="16.195cm" svg:y="3.514cm">
          <draw:text-box>
            <text:p><text:span text:style-name="T4">Random Forests (Ensemble)</text:span></text:p>
          </draw:text-box>
        </draw:frame>
        <draw:line draw:style-name="gr11" draw:text-style-name="P2" draw:layer="layout" svg:x1="11.588cm" svg:y1="4.446cm" svg:x2="22.802cm" svg:y2="4.44cm">
          <text:p/>
        </draw:line>
        <draw:custom-shape draw:style-name="gr14" draw:text-style-name="P10" draw:layer="layout" svg:width="0.381cm" svg:height="0.355cm" svg:x="11.348cm" svg:y="4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" draw:layer="layout" svg:width="4.181cm" svg:height="0.607cm" svg:x="11.488cm" svg:y="3.879cm">
          <draw:text-box>
            <text:p><text:span text:style-name="T3">Bayesian Networks</text:span></text:p>
          </draw:text-box>
        </draw:frame>
        <draw:line draw:style-name="gr11" draw:text-style-name="P2" draw:layer="layout" svg:x1="12.884cm" svg:y1="5.437cm" svg:x2="22.793cm" svg:y2="5.45cm">
          <text:p/>
        </draw:line>
        <draw:custom-shape draw:style-name="gr14" draw:text-style-name="P12" draw:layer="layout" svg:width="0.381cm" svg:height="0.355cm" svg:x="12.639cm" svg:y="5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4" draw:layer="layout" svg:width="2.187cm" svg:height="0.607cm" svg:x="12.751cm" svg:y="4.877cm">
          <draw:text-box>
            <text:p><text:span text:style-name="T3">Ensembles</text:span></text:p>
          </draw:text-box>
        </draw:frame>
        <draw:custom-shape draw:style-name="gr15" draw:text-style-name="P13" draw:layer="layout" svg:width="0.304cm" svg:height="0.279cm" svg:x="15.056cm" svg:y="5.2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1.607cm" svg:height="0.569cm" svg:x="12.093cm" svg:y="5.493cm">
          <draw:text-box>
            <text:p><text:span text:style-name="T4">Boosting</text:span></text:p>
          </draw:text-box>
        </draw:frame>
        <draw:line draw:style-name="gr11" draw:text-style-name="P2" draw:layer="layout" svg:x1="4.705cm" svg:y1="2.44cm" svg:x2="22.809cm" svg:y2="2.463cm">
          <text:p/>
        </draw:line>
        <draw:custom-shape draw:style-name="gr14" draw:text-style-name="P12" draw:layer="layout" svg:width="0.381cm" svg:height="0.355cm" svg:x="4.549cm" svg:y="2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4" draw:layer="layout" svg:width="6.678cm" svg:height="0.607cm" svg:x="4.714cm" svg:y="1.883cm">
          <draw:text-box>
            <text:p><text:span text:style-name="T3">k-Nearest Neighbors and k-Means</text:span></text:p>
          </draw:text-box>
        </draw:frame>
        <draw:frame draw:style-name="gr24" draw:text-style-name="P5" draw:layer="layout" svg:width="2.991cm" svg:height="0.569cm" svg:x="3.294cm" svg:y="2.513cm">
          <draw:text-box>
            <text:p><text:span text:style-name="T4">Pattern Recognition</text:span></text:p>
          </draw:text-box>
        </draw:frame>
        <draw:line draw:style-name="gr11" draw:text-style-name="P2" draw:layer="layout" svg:x1="12.884cm" svg:y1="6.504cm" svg:x2="22.815cm" svg:y2="6.506cm">
          <text:p/>
        </draw:line>
        <draw:custom-shape draw:style-name="gr14" draw:text-style-name="P12" draw:layer="layout" svg:width="0.381cm" svg:height="0.355cm" svg:x="12.661cm" svg:y="6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304cm" svg:height="0.279cm" svg:x="21.438cm" svg:y="6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1.615cm" svg:height="0.569cm" svg:x="20.815cm" svg:y="6.548cm">
          <draw:text-box>
            <text:p><text:span text:style-name="T4">Deep RL</text:span></text:p>
          </draw:text-box>
        </draw:frame>
        <draw:custom-shape draw:style-name="gr15" draw:text-style-name="P14" draw:layer="layout" svg:width="0.304cm" svg:height="0.279cm" svg:x="14.678cm" svg:y="6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1.467cm" svg:height="0.569cm" svg:x="14.115cm" svg:y="6.549cm">
          <draw:text-box>
            <text:p><text:span text:style-name="T4">SARSA</text:span></text:p>
          </draw:text-box>
        </draw:frame>
        <draw:frame draw:style-name="gr27" draw:text-style-name="P5" draw:layer="layout" svg:width="2.915cm" svg:height="0.569cm" svg:x="13.794cm" svg:y="5.494cm">
          <draw:text-box>
            <text:p><text:span text:style-name="T4">Bagging, AdaBoost</text:span></text:p>
          </draw:text-box>
        </draw:frame>
        <draw:line draw:style-name="gr11" draw:text-style-name="P2" draw:layer="layout" svg:x1="15.119cm" svg:y1="7.494cm" svg:x2="22.806cm" svg:y2="7.507cm">
          <text:p/>
        </draw:line>
        <draw:custom-shape draw:style-name="gr14" draw:text-style-name="P12" draw:layer="layout" svg:width="0.381cm" svg:height="0.355cm" svg:x="14.952cm" svg:y="7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4" draw:layer="layout" svg:width="5.311cm" svg:height="0.607cm" svg:x="15.092cm" svg:y="6.946cm">
          <draw:text-box>
            <text:p><text:span text:style-name="T3">Support Vector Machines</text:span></text:p>
          </draw:text-box>
        </draw:frame>
        <draw:custom-shape draw:style-name="gr29" draw:text-style-name="P18" draw:layer="layout" svg:width="7.741cm" svg:height="2.375cm" svg:x="0.209cm" svg:y="5.132cm">
          <text:p text:style-name="P15"><text:span text:style-name="T10">*</text:span><text:span text:style-name="T11"> Overall, <text:s/>the progress of <text:s/>Machine Learning was minimal</text:span></text:p>
          <text:p text:style-name="P15"><text:span text:style-name="T11">in the 1970s</text:span></text:p>
          <text:p text:style-name="P16"><text:span text:style-name="T12">†</text:span><text:span text:style-name="T13"> </text:span><text:span text:style-name="T13">Leveraging both Backpropagation and Connectionism</text:span></text:p>
          <text:p text:style-name="P17"><text:span text:style-name="T12">‡</text:span><text:span text:style-name="T13"> </text:span><text:span text:style-name="T13">Boosted by both the increment of available data and the</text:span></text:p>
          <text:p text:style-name="P15"><text:span text:style-name="T13">increasing capacity of computing <text:s/>resourc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" draw:layer="layout" svg:width="2.2cm" svg:height="0.607cm" svg:x="12.751cm" svg:y="5.944cm">
          <draw:text-box>
            <text:p><text:span text:style-name="T3">Q-Learn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swiss"/>
    <style:font-face style:name="Carlito2" svg:font-family="Carlito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0cm" fo:margin-bottom="0cm" fo:margin-left="0cm" fo:margin-right="0cm" fo:page-width="23.419cm" fo:page-height="7.772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18T15:50:18.572217020</dc:date>
    <meta:creation-date>2015-08-18T23:20:50Z</meta:creation-date>
    <meta:initial-creator>Felipe Estrada</meta:initial-creator>
    <meta:generator>LibreOffice/5.1.6.2$Linux_X86_64 LibreOffice_project/10m0$Build-2</meta:generator>
    <meta:editing-duration>PT1H5M16S</meta:editing-duration>
    <meta:editing-cycles>17</meta:editing-cycles>
    <meta:document-statistic meta:object-count="52"/>
    <meta:template xlink:type="simple" xlink:actuate="onRequest" xlink:title="UMLMOD_M.VST" xlink:href=""/>
  </office:meta>
</office:document-meta>
</file>